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4.76pt"/>
    </style:style>
    <style:style style:name="co2" style:family="table-column">
      <style:table-column-properties fo:break-before="auto" style:column-width="169.0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9.1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style:font-name="Ubuntu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="0.06pt solid #000000"/>
      <style:text-properties style:font-name="Ubuntu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number-columns-repeated="1019" table:default-cell-style-name="ce2"/>
        <table:table-row table:style-name="ro1">
          <table:table-cell table:style-name="ce1" office:value-type="string" calcext:value-type="string">
            <text:p>Scrimba React Practice Tracker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<text:a xlink:href="https://scrimba.com/g/glearnreact" xlink:type="simple">https://scrimba.com/g/glearnreact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Lesson Name</text:p>
          </table:table-cell>
          <table:table-cell table:style-name="ce3" office:value-type="string" calcext:value-type="string">
            <text:p>Watched</text:p>
          </table:table-cell>
          <table:table-cell table:style-name="ce3" office:value-type="string" calcext:value-type="string">
            <text:p>Example Completed</text:p>
          </table:table-cell>
          <table:table-cell table:style-name="ce3" office:value-type="string" calcext:value-type="string">
            <text:p>Synthesis Completed</text:p>
          </table:table-cell>
          <table:table-cell table:style-name="ce3" office:value-type="string" calcext:value-type="string">
            <text:p>Reviewed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>
            <text:p>ReactDom &amp; JSX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ReactDom &amp; JSX Practic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Functional Component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Functional Components Practic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Move Components into Separate File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Parent/Child Component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Parent/Child Component Practic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ToDo App – Phase 1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Styling React with CSS Classe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Some Caveat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JSX to JavaScript and Back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Inline Styles with the Style Property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ToDo App – Phase 2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Props Part 1 – Understanding the Component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Props Part 2 – Reusable Component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Props in React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Props and Styling Practic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Mapping Component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Mapping Components Practic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ToDo App – Phase 3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Class Based Components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Class Based Components Practic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State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 table:number-rows-repeated="21">
          <table:table-cell table:style-name="ce4"/>
          <table:table-cell table:style-name="ce5" table:number-columns-repeated="4"/>
          <table:table-cell table:number-columns-repeated="1019"/>
        </table:table-row>
        <table:table-row table:style-name="ro2" table:number-rows-repeated="6">
          <table:table-cell table:style-name="ce4" table:number-columns-repeated="5"/>
          <table:table-cell table:number-columns-repeated="1019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7">00/00/0000</text:date>, <text:time style:data-style-name="N2" text:time-value="19:45:52.940543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21:52:35.376943151</meta:creation-date>
    <meta:generator>LibreOffice/6.0.7.3$Linux_X86_64 LibreOffice_project/00m0$Build-3</meta:generator>
    <dc:date>2018-12-27T19:53:10.036634864</dc:date>
    <meta:editing-duration>P3DT11H25M45S</meta:editing-duration>
    <meta:editing-cycles>33</meta:editing-cycles>
    <meta:document-statistic meta:table-count="1" meta:cell-count="99" meta:object-count="0"/>
  </office:meta>
</office:document-meta>
</file>